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WsdlLocator.ControlWsdlLocator( String wsdlName , BeanContext bea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WsdlLocator.getLatestImpor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WsdlLocator.getBaseInputSourc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trolWsdlLocator.getImportInputSource( String string , String strin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WsdlLocator.clean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rolWsdlLocator.getBase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